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aecherInf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789876041a</text:p>
          </table:table-cell>
          <table:table-cell/>
          <table:table-cell office:value-type="string" calcext:value-type="string">
            <text:p>cd709e1fa00c86a648a3f303364ce9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709e1fa00c86a648a3f303364ce93d</text:p>
          </table:table-cell>
        </table:table-row>
      </table:table>
      <table:table table:name="classIn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urseName</text:p>
          </table:table-cell>
          <table:table-cell office:value-type="string" calcext:value-type="string">
            <text:p>teacher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ytho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tudentInf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70453917" calcext:value-type="float">
            <text:p>2670453917</text:p>
          </table:table-cell>
          <table:table-cell office:value-type="string" calcext:value-type="string">
            <text:p>zeng</text:p>
          </table:table-cell>
          <table:table-cell office:value-type="string" calcext:value-type="string">
            <text:p>c4c7c4e76085411aacd0138748a6c1e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99115838" calcext:value-type="float">
            <text:p>1329911583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d709e1fa00c86a648a3f303364ce93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32989404" calcext:value-type="float">
            <text:p>13032989404</text:p>
          </table:table-cell>
          <table:table-cell office:value-type="string" calcext:value-type="string">
            <text:p>shun</text:p>
          </table:table-cell>
          <table:table-cell office:value-type="string" calcext:value-type="string">
            <text:p>cd709e1fa00c86a648a3f303364ce93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table table:name="stu_MTM_cl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assID</text:p>
          </table:table-cell>
          <table:table-cell office:value-type="string" calcext:value-type="string">
            <text:p>studentQQ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lass_record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udentQQ</text:p>
          </table:table-cell>
          <table:table-cell office:value-type="string" calcext:value-type="string">
            <text:p>classID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oint</text:p>
          </table:table-cell>
        </table:table-row>
      </table:table>
      <table:named-expressions/>
      <table:database-ranges>
        <table:database-range table:name="__Anonymous_Sheet_DB__0" table:target-range-address="teaecherInf.D3:teaecherInf.D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00/00/00</text:date>, <text:time style:data-style-name="N2" text:time-value="08:59:07.98769746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00:57.013328427</meta:creation-date>
    <dc:date>2018-03-02T09:06:49.268859598</dc:date>
    <meta:editing-duration>PT4H27M33S</meta:editing-duration>
    <meta:editing-cycles>17</meta:editing-cycles>
    <meta:generator>LibreOffice/5.1.6.2$Linux_X86_64 LibreOffice_project/10m0$Build-2</meta:generator>
    <meta:document-statistic meta:table-count="5" meta:cell-count="50" meta:object-count="0"/>
  </office:meta>
</office:document-meta>
</file>